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tiff" manifest:full-path="Pictures/10000000000000490000001DE7A06E52.tif"/>
  <manifest:file-entry manifest:media-type="image/tiff" manifest:full-path="Pictures/10000000000000490000001DEFA22CAB.tif"/>
  <manifest:file-entry manifest:media-type="image/tiff" manifest:full-path="Pictures/10000000000000490000001DDD8B360C.tif"/>
  <manifest:file-entry manifest:media-type="image/tiff" manifest:full-path="Pictures/10000000000000490000001D4B788652.tif"/>
  <manifest:file-entry manifest:media-type="image/tiff" manifest:full-path="Pictures/10000000000000490000001D437AC4AB.tif"/>
  <manifest:file-entry manifest:media-type="image/tiff" manifest:full-path="Pictures/10000000000000490000001D7ADF905E.tif"/>
  <manifest:file-entry manifest:media-type="image/tiff" manifest:full-path="Pictures/10000000000000490000001D675D5042.tif"/>
  <manifest:file-entry manifest:media-type="image/tiff" manifest:full-path="Pictures/10000000000000490000001DD526B4BD.tif"/>
  <manifest:file-entry manifest:media-type="image/tiff" manifest:full-path="Pictures/10000000000000490000001DD607785E.tif"/>
  <manifest:file-entry manifest:media-type="image/tiff" manifest:full-path="Pictures/10000000000000490000001DD58974F5.tif"/>
  <manifest:file-entry manifest:media-type="image/tiff" manifest:full-path="Pictures/10000000000000490000001DF38906F5.tif"/>
  <manifest:file-entry manifest:media-type="image/tiff" manifest:full-path="Pictures/10000000000000490000001D1EDA7654.tif"/>
  <manifest:file-entry manifest:media-type="image/tiff" manifest:full-path="Pictures/10000000000000490000001DB2029E54.tif"/>
  <manifest:file-entry manifest:media-type="image/tiff" manifest:full-path="Pictures/10000000000000490000001D5F51EEF5.tif"/>
  <manifest:file-entry manifest:media-type="image/tiff" manifest:full-path="Pictures/10000000000000490000001D16F71992.tif"/>
  <manifest:file-entry manifest:media-type="image/tiff" manifest:full-path="Pictures/10000000000000490000001DFA3162CE.tif"/>
  <manifest:file-entry manifest:media-type="image/tiff" manifest:full-path="Pictures/10000000000000490000001DF2332037.tif"/>
  <manifest:file-entry manifest:media-type="image/tiff" manifest:full-path="Pictures/10000000000000490000001DC2A6A296.tif"/>
  <manifest:file-entry manifest:media-type="image/tiff" manifest:full-path="Pictures/10000000000000490000001DC8A474A1.tif"/>
  <manifest:file-entry manifest:media-type="image/tiff" manifest:full-path="Pictures/10000000000000490000001DCB85B842.tif"/>
  <manifest:file-entry manifest:media-type="image/tiff" manifest:full-path="Pictures/10000000000000490000001DFC11D880.tif"/>
  <manifest:file-entry manifest:media-type="image/tiff" manifest:full-path="Pictures/10000000000000490000001D2707521A.t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001cm" table:align="margins"/>
    </style:style>
    <style:style style:name="Tableau1.A" style:family="table-column">
      <style:table-column-properties style:column-width="2.334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 style:data-style-name="N0">
      <style:table-cell-properties fo:padding="0.097cm" fo:border="none"/>
    </style:style>
    <style:style style:name="Tableau2" style:family="table">
      <style:table-properties style:width="7.001cm" table:align="margins"/>
    </style:style>
    <style:style style:name="Tableau2.A" style:family="table-column">
      <style:table-column-properties style:column-width="2.334cm" style:rel-column-width="21845*"/>
    </style:style>
    <style:style style:name="Tableau2.A1" style:family="table-cell">
      <style:table-cell-properties fo:padding="0.097cm" fo:border="none"/>
    </style:style>
    <style:style style:name="Tableau2.B1" style:family="table-cell" style:data-style-name="N0">
      <style:table-cell-properties fo:padding="0.097cm" fo:border="none"/>
    </style:style>
    <style:style style:name="Tableau3" style:family="table">
      <style:table-properties style:width="7.001cm" table:align="margins"/>
    </style:style>
    <style:style style:name="Tableau3.A" style:family="table-column">
      <style:table-column-properties style:column-width="2.334cm" style:rel-column-width="21845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7.001cm" table:align="margins"/>
    </style:style>
    <style:style style:name="Tableau21.A" style:family="table-column">
      <style:table-column-properties style:column-width="2.334cm" style:rel-column-width="21845*"/>
    </style:style>
    <style:style style:name="Tableau21.A1" style:family="table-cell">
      <style:table-cell-properties fo:padding="0.097cm" fo:border="none"/>
    </style:style>
    <style:style style:name="Tableau20" style:family="table">
      <style:table-properties style:width="7.001cm" table:align="margins"/>
    </style:style>
    <style:style style:name="Tableau20.A" style:family="table-column">
      <style:table-column-properties style:column-width="2.334cm" style:rel-column-width="21845*"/>
    </style:style>
    <style:style style:name="Tableau20.A1" style:family="table-cell">
      <style:table-cell-properties fo:padding="0.097cm" fo:border="none"/>
    </style:style>
    <style:style style:name="Tableau20.B1" style:family="table-cell" style:data-style-name="N0">
      <style:table-cell-properties fo:padding="0.097cm" fo:border="none"/>
    </style:style>
    <style:style style:name="Tableau4" style:family="table">
      <style:table-properties style:width="7.001cm" table:align="margins"/>
    </style:style>
    <style:style style:name="Tableau4.A" style:family="table-column">
      <style:table-column-properties style:column-width="2.334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 style:data-style-name="N0">
      <style:table-cell-properties fo:padding="0.097cm" fo:border="none"/>
    </style:style>
    <style:style style:name="Tableau18" style:family="table">
      <style:table-properties style:width="7.001cm" table:align="margins"/>
    </style:style>
    <style:style style:name="Tableau18.A" style:family="table-column">
      <style:table-column-properties style:column-width="2.334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 style:data-style-name="N0">
      <style:table-cell-properties fo:padding="0.097cm" fo:border="none"/>
    </style:style>
    <style:style style:name="Tableau19" style:family="table">
      <style:table-properties style:width="7.001cm" table:align="margins"/>
    </style:style>
    <style:style style:name="Tableau19.A" style:family="table-column">
      <style:table-column-properties style:column-width="2.334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 style:data-style-name="N0">
      <style:table-cell-properties fo:padding="0.097cm" fo:border="none"/>
    </style:style>
    <style:style style:name="Tableau5" style:family="table">
      <style:table-properties style:width="7.001cm" table:align="margins"/>
    </style:style>
    <style:style style:name="Tableau5.A" style:family="table-column">
      <style:table-column-properties style:column-width="2.334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 style:data-style-name="N0">
      <style:table-cell-properties fo:padding="0.097cm" fo:border="none"/>
    </style:style>
    <style:style style:name="Tableau17" style:family="table">
      <style:table-properties style:width="7.001cm" table:align="margins"/>
    </style:style>
    <style:style style:name="Tableau17.A" style:family="table-column">
      <style:table-column-properties style:column-width="2.334cm" style:rel-column-width="21845*"/>
    </style:style>
    <style:style style:name="Tableau17.A1" style:family="table-cell">
      <style:table-cell-properties fo:padding="0.097cm" fo:border="none"/>
    </style:style>
    <style:style style:name="Tableau17.B1" style:family="table-cell" style:data-style-name="N0">
      <style:table-cell-properties fo:padding="0.097cm" fo:border="none"/>
    </style:style>
    <style:style style:name="Tableau16" style:family="table">
      <style:table-properties style:width="7.001cm" table:align="margins"/>
    </style:style>
    <style:style style:name="Tableau16.A" style:family="table-column">
      <style:table-column-properties style:column-width="2.334cm" style:rel-column-width="21845*"/>
    </style:style>
    <style:style style:name="Tableau16.A1" style:family="table-cell">
      <style:table-cell-properties fo:padding="0.097cm" fo:border="none"/>
    </style:style>
    <style:style style:name="Tableau16.B1" style:family="table-cell" style:data-style-name="N0">
      <style:table-cell-properties fo:padding="0.097cm" fo:border="none"/>
    </style:style>
    <style:style style:name="Tableau6" style:family="table">
      <style:table-properties style:width="7.001cm" table:align="margins"/>
    </style:style>
    <style:style style:name="Tableau6.A" style:family="table-column">
      <style:table-column-properties style:column-width="2.334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 style:data-style-name="N0">
      <style:table-cell-properties fo:padding="0.097cm" fo:border="none"/>
    </style:style>
    <style:style style:name="Tableau14" style:family="table">
      <style:table-properties style:width="7.001cm" table:align="margins"/>
    </style:style>
    <style:style style:name="Tableau14.A" style:family="table-column">
      <style:table-column-properties style:column-width="2.334cm" style:rel-column-width="2184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7.001cm" table:align="margins"/>
    </style:style>
    <style:style style:name="Tableau15.A" style:family="table-column">
      <style:table-column-properties style:column-width="2.334cm" style:rel-column-width="21845*"/>
    </style:style>
    <style:style style:name="Tableau15.A1" style:family="table-cell">
      <style:table-cell-properties fo:padding="0.097cm" fo:border="none"/>
    </style:style>
    <style:style style:name="Tableau7" style:family="table">
      <style:table-properties style:width="7.001cm" table:align="margins"/>
    </style:style>
    <style:style style:name="Tableau7.A" style:family="table-column">
      <style:table-column-properties style:column-width="2.334cm" style:rel-column-width="21845*"/>
    </style:style>
    <style:style style:name="Tableau7.A1" style:family="table-cell">
      <style:table-cell-properties fo:padding="0.097cm" fo:border="none"/>
    </style:style>
    <style:style style:name="Tableau13" style:family="table">
      <style:table-properties style:width="7.001cm" table:align="margins"/>
    </style:style>
    <style:style style:name="Tableau13.A" style:family="table-column">
      <style:table-column-properties style:column-width="2.334cm" style:rel-column-width="21845*"/>
    </style:style>
    <style:style style:name="Tableau13.A1" style:family="table-cell">
      <style:table-cell-properties fo:padding="0.097cm" fo:border="none"/>
    </style:style>
    <style:style style:name="Tableau10" style:family="table">
      <style:table-properties style:width="7.001cm" table:align="margins"/>
    </style:style>
    <style:style style:name="Tableau10.A" style:family="table-column">
      <style:table-column-properties style:column-width="2.334cm" style:rel-column-width="21845*"/>
    </style:style>
    <style:style style:name="Tableau10.A1" style:family="table-cell">
      <style:table-cell-properties fo:padding="0.097cm" fo:border="none"/>
    </style:style>
    <style:style style:name="Tableau8" style:family="table">
      <style:table-properties style:width="7.001cm" table:align="margins"/>
    </style:style>
    <style:style style:name="Tableau8.A" style:family="table-column">
      <style:table-column-properties style:column-width="2.334cm" style:rel-column-width="21845*"/>
    </style:style>
    <style:style style:name="Tableau8.A1" style:family="table-cell">
      <style:table-cell-properties fo:padding="0.097cm" fo:border="none"/>
    </style:style>
    <style:style style:name="Tableau12" style:family="table">
      <style:table-properties style:width="7.001cm" table:align="margins"/>
    </style:style>
    <style:style style:name="Tableau12.A" style:family="table-column">
      <style:table-column-properties style:column-width="2.334cm" style:rel-column-width="21845*"/>
    </style:style>
    <style:style style:name="Tableau12.A1" style:family="table-cell">
      <style:table-cell-properties fo:padding="0.097cm" fo:border="none"/>
    </style:style>
    <style:style style:name="Tableau11" style:family="table">
      <style:table-properties style:width="7.001cm" table:align="margins"/>
    </style:style>
    <style:style style:name="Tableau11.A" style:family="table-column">
      <style:table-column-properties style:column-width="2.334cm" style:rel-column-width="21845*"/>
    </style:style>
    <style:style style:name="Tableau11.A1" style:family="table-cell">
      <style:table-cell-properties fo:padding="0.097cm" fo:border="none"/>
    </style:style>
    <style:style style:name="Tableau9" style:family="table">
      <style:table-properties style:width="7.001cm" table:align="margins"/>
    </style:style>
    <style:style style:name="Tableau9.A" style:family="table-column">
      <style:table-column-properties style:column-width="2.334cm" style:rel-column-width="21845*"/>
    </style:style>
    <style:style style:name="Tableau9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as-char" svg:width="7.001cm" svg:height="2.101cm" draw:z-index="0"><draw:text-box><text:p text:style-name="Standard"><text:line-break/></text:p></draw:text-box></draw:frame><draw:frame draw:style-name="fr1" draw:name="Cadre2" text:anchor-type="as-char" svg:width="7.001cm" svg:height="2.101cm" draw:z-index="1"><draw:text-box><text:p text:style-name="Standard"><text:line-break/></text:p></draw:text-box></draw:frame><draw:frame draw:style-name="fr1" draw:name="Cadre3" text:anchor-type="as-char" svg:width="7.001cm" svg:height="2.101cm" draw:z-index="2"><draw:text-box><text:p text:style-name="Standard"><text:line-break/></text:p></draw:text-box></draw:frame></text:p>
      <text:p text:style-name="P1"><draw:frame draw:style-name="fr1" draw:name="Cadre4" text:anchor-type="as-char" svg:width="7.001cm" svg:height="2.101cm" draw:z-index="3"><draw:text-box><table:table table:name="Tableau1" table:style-name="Tableau1"><table:table-column table:style-name="Tableau1.A" table:number-columns-repeated="3"/><table:table-row><table:table-cell table:style-name="Tableau1.A1" office:value-type="string"><text:p text:style-name="P3">10M Ω</text:p></table:table-cell><table:table-cell table:style-name="Tableau1.B1" office:value-type="float" office:value="106"><text:p text:style-name="P4"><draw:frame draw:style-name="fr2" draw:name="graphics127" text:anchor-type="paragraph" svg:width="1.321cm" svg:height="0.524cm" draw:z-index="42"><draw:image xlink:href="Pictures/10000000000000490000001D2707521A.tif" xlink:type="simple" xlink:show="embed" xlink:actuate="onLoad"/></draw:frame>106</text:p></table:table-cell><table:table-cell table:style-name="Tableau1.A1" office:value-type="string"><text:p text:style-name="P4"><draw:frame draw:style-name="fr2" draw:name="graphics128" text:anchor-type="paragraph" svg:width="1.323cm" svg:height="0.524cm" draw:z-index="43"><draw:image xlink:href="Pictures/10000000000000490000001DC2A6A296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5" text:anchor-type="as-char" svg:width="7.001cm" svg:height="2.101cm" draw:z-index="4"><draw:text-box><table:table table:name="Tableau2" table:style-name="Tableau2"><table:table-column table:style-name="Tableau2.A" table:number-columns-repeated="3"/><table:table-row><table:table-cell table:style-name="Tableau2.A1" office:value-type="string"><text:p text:style-name="P3">820k Ω</text:p></table:table-cell><table:table-cell table:style-name="Tableau2.B1" office:value-type="float" office:value="824"><text:p text:style-name="P2"><draw:frame draw:style-name="fr2" draw:name="graphics135" text:anchor-type="paragraph" svg:width="1.164cm" svg:height="0.462cm" draw:z-index="62"><draw:image xlink:href="Pictures/10000000000000490000001DF2332037.tif" xlink:type="simple" xlink:show="embed" xlink:actuate="onLoad"/></draw:frame>824</text:p></table:table-cell><table:table-cell table:style-name="Tableau2.A1" office:value-type="string"><text:p text:style-name="P2"><draw:frame draw:style-name="fr2" draw:name="graphics136" text:anchor-type="paragraph" svg:width="1.166cm" svg:height="0.462cm" draw:z-index="63"><draw:image xlink:href="Pictures/10000000000000490000001DFA3162CE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6" text:anchor-type="as-char" svg:width="7.001cm" svg:height="2.101cm" draw:z-index="5"><draw:text-box><table:table table:name="Tableau3" table:style-name="Tableau3"><table:table-column table:style-name="Tableau3.A" table:number-columns-repeated="3"/><table:table-row><table:table-cell table:style-name="Tableau3.A1" office:value-type="string"><text:p text:style-name="Table_20_Contents"/></table:table-cell><table:table-cell table:style-name="Tableau3.A1" office:value-type="string"><text:p text:style-name="Table_20_Contents"/></table:table-cell><table:table-cell table:style-name="Tableau3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7" text:anchor-type="as-char" svg:width="7.001cm" svg:height="2.101cm" draw:z-index="6"><draw:text-box><text:p text:style-name="Standard"><text:line-break/></text:p></draw:text-box></draw:frame><draw:frame draw:style-name="fr1" draw:name="Cadre8" text:anchor-type="as-char" svg:width="7.001cm" svg:height="2.101cm" draw:z-index="7"><draw:text-box><text:p text:style-name="Standard"><text:line-break/></text:p></draw:text-box></draw:frame><draw:frame draw:style-name="fr1" draw:name="Cadre9" text:anchor-type="as-char" svg:width="7.001cm" svg:height="2.101cm" draw:z-index="8"><draw:text-box><text:p text:style-name="Standard"><text:line-break/></text:p></draw:text-box></draw:frame></text:p>
      <text:p text:style-name="P1"><draw:frame draw:style-name="fr1" draw:name="Cadre10" text:anchor-type="as-char" svg:width="7.001cm" svg:height="2.101cm" draw:z-index="9"><draw:text-box><table:table table:name="Tableau21" table:style-name="Tableau21"><table:table-column table:style-name="Tableau21.A" table:number-columns-repeated="3"/><table:table-row><table:table-cell table:style-name="Tableau21.A1" office:value-type="string"><text:p text:style-name="P3">1.5 Ω</text:p></table:table-cell><table:table-cell table:style-name="Tableau21.A1" office:value-type="string"><text:p text:style-name="P2"><draw:frame draw:style-name="fr2" draw:name="graphics9" text:anchor-type="paragraph" svg:width="1.164cm" svg:height="0.462cm" draw:z-index="44"><draw:image xlink:href="Pictures/10000000000000490000001DFC11D880.tif" xlink:type="simple" xlink:show="embed" xlink:actuate="onLoad"/></draw:frame>1R5</text:p></table:table-cell><table:table-cell table:style-name="Tableau21.A1" office:value-type="string"><text:p text:style-name="P2"><draw:frame draw:style-name="fr2" draw:name="graphics10" text:anchor-type="paragraph" svg:width="1.166cm" svg:height="0.462cm" draw:z-index="45"><draw:image xlink:href="Pictures/10000000000000490000001D16F7199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1" text:anchor-type="as-char" svg:width="7.001cm" svg:height="2.101cm" draw:z-index="10"><draw:text-box><table:table table:name="Tableau20" table:style-name="Tableau20"><table:table-column table:style-name="Tableau20.A" table:number-columns-repeated="3"/><table:table-row><table:table-cell table:style-name="Tableau20.A1" office:value-type="string"><text:p text:style-name="P3">1.2k Ω</text:p></table:table-cell><table:table-cell table:style-name="Tableau20.B1" office:value-type="float" office:value="122"><text:p text:style-name="P2"><draw:frame draw:style-name="fr2" draw:name="graphics31" text:anchor-type="paragraph" svg:width="1.169cm" svg:height="0.464cm" draw:z-index="46"><draw:image xlink:href="Pictures/10000000000000490000001DB2029E54.tif" xlink:type="simple" xlink:show="embed" xlink:actuate="onLoad"/></draw:frame>122</text:p></table:table-cell><table:table-cell table:style-name="Tableau20.A1" office:value-type="string"><text:p text:style-name="P2"><draw:frame draw:style-name="fr2" draw:name="graphics32" text:anchor-type="paragraph" svg:width="1.169cm" svg:height="0.464cm" draw:z-index="47"><draw:image xlink:href="Pictures/10000000000000490000001D5F51EEF5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2" text:anchor-type="as-char" svg:width="7.001cm" svg:height="2.101cm" draw:z-index="11"><draw:text-box><table:table table:name="Tableau4" table:style-name="Tableau4"><table:table-column table:style-name="Tableau4.A" table:number-columns-repeated="3"/><table:table-row><table:table-cell table:style-name="Tableau4.A1" office:value-type="string"><text:p text:style-name="P3">2.7k Ω</text:p></table:table-cell><table:table-cell table:style-name="Tableau4.B1" office:value-type="float" office:value="272"><text:p text:style-name="P4"><draw:frame draw:style-name="fr2" draw:name="graphics53" text:anchor-type="paragraph" svg:width="1.328cm" svg:height="0.527cm" draw:z-index="48"><draw:image xlink:href="Pictures/10000000000000490000001D1EDA7654.tif" xlink:type="simple" xlink:show="embed" xlink:actuate="onLoad"/></draw:frame>272</text:p></table:table-cell><table:table-cell table:style-name="Tableau4.A1" office:value-type="string"><text:p text:style-name="P4"><draw:frame draw:style-name="fr2" draw:name="graphics54" text:anchor-type="paragraph" svg:width="1.328cm" svg:height="0.527cm" draw:z-index="49"><draw:image xlink:href="Pictures/10000000000000490000001DF38906F5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3" text:anchor-type="as-char" svg:width="7.001cm" svg:height="2.101cm" draw:z-index="12"><draw:text-box><text:p text:style-name="Standard"><text:line-break/></text:p></draw:text-box></draw:frame><draw:frame draw:style-name="fr1" draw:name="Cadre14" text:anchor-type="as-char" svg:width="7.001cm" svg:height="2.101cm" draw:z-index="13"><draw:text-box><text:p text:style-name="Standard"><text:line-break/></text:p></draw:text-box></draw:frame><draw:frame draw:style-name="fr1" draw:name="Cadre15" text:anchor-type="as-char" svg:width="7.001cm" svg:height="2.101cm" draw:z-index="14"><draw:text-box><text:p text:style-name="Standard"><text:line-break/></text:p></draw:text-box></draw:frame></text:p>
      <text:p text:style-name="P1"><draw:frame draw:style-name="fr1" draw:name="Cadre16" text:anchor-type="as-char" svg:width="7.001cm" svg:height="2.101cm" draw:z-index="15"><draw:text-box><table:table table:name="Tableau18" table:style-name="Tableau18"><table:table-column table:style-name="Tableau18.A" table:number-columns-repeated="3"/><table:table-row><table:table-cell table:style-name="Tableau18.A1" office:value-type="string"><text:p text:style-name="P3">12k Ω</text:p></table:table-cell><table:table-cell table:style-name="Tableau18.B1" office:value-type="float" office:value="123"><text:p text:style-name="P4"><draw:frame draw:style-name="fr2" draw:name="graphics65" text:anchor-type="paragraph" svg:width="1.321cm" svg:height="0.524cm" draw:z-index="50"><draw:image xlink:href="Pictures/10000000000000490000001DCB85B842.tif" xlink:type="simple" xlink:show="embed" xlink:actuate="onLoad"/></draw:frame>123</text:p></table:table-cell><table:table-cell table:style-name="Tableau18.A1" office:value-type="string"><text:p text:style-name="P4"><draw:frame draw:style-name="fr2" draw:name="graphics66" text:anchor-type="paragraph" svg:width="1.323cm" svg:height="0.524cm" draw:z-index="51"><draw:image xlink:href="Pictures/10000000000000490000001DD607785E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7" text:anchor-type="as-char" svg:width="7.001cm" svg:height="2.101cm" draw:z-index="16"><draw:text-box><table:table table:name="Tableau19" table:style-name="Tableau19"><table:table-column table:style-name="Tableau19.A" table:number-columns-repeated="3"/><table:table-row><table:table-cell table:style-name="Tableau19.A1" office:value-type="string"><text:p text:style-name="P3">18k Ω</text:p></table:table-cell><table:table-cell table:style-name="Tableau19.B1" office:value-type="float" office:value="183"><text:p text:style-name="P4"><draw:frame draw:style-name="fr2" draw:name="graphics75" text:anchor-type="paragraph" svg:width="1.326cm" svg:height="0.526cm" draw:z-index="52"><draw:image xlink:href="Pictures/10000000000000490000001DC8A474A1.tif" xlink:type="simple" xlink:show="embed" xlink:actuate="onLoad"/></draw:frame>183</text:p></table:table-cell><table:table-cell table:style-name="Tableau19.A1" office:value-type="string"><text:p text:style-name="P4"><draw:frame draw:style-name="fr2" draw:name="graphics76" text:anchor-type="paragraph" svg:width="1.326cm" svg:height="0.526cm" draw:z-index="53"><draw:image xlink:href="Pictures/10000000000000490000001DD526B4BD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8" text:anchor-type="as-char" svg:width="7.001cm" svg:height="2.101cm" draw:z-index="17"><draw:text-box><table:table table:name="Tableau5" table:style-name="Tableau5"><table:table-column table:style-name="Tableau5.A" table:number-columns-repeated="3"/><table:table-row><table:table-cell table:style-name="Tableau5.A1" office:value-type="string"><text:p text:style-name="P3">27k Ω</text:p></table:table-cell><table:table-cell table:style-name="Tableau5.B1" office:value-type="float" office:value="273"><text:p text:style-name="P2"><draw:frame draw:style-name="fr2" draw:name="graphics95" text:anchor-type="paragraph" svg:width="1.171cm" svg:height="0.464cm" draw:z-index="54"><draw:image xlink:href="Pictures/10000000000000490000001D675D5042.tif" xlink:type="simple" xlink:show="embed" xlink:actuate="onLoad"/></draw:frame>273</text:p></table:table-cell><table:table-cell table:style-name="Tableau5.A1" office:value-type="string"><text:p text:style-name="P2"><draw:frame draw:style-name="fr2" draw:name="graphics96" text:anchor-type="paragraph" svg:width="1.171cm" svg:height="0.464cm" draw:z-index="55"><draw:image xlink:href="Pictures/10000000000000490000001D7ADF905E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19" text:anchor-type="as-char" svg:width="7.001cm" svg:height="2.101cm" draw:z-index="18"><draw:text-box><text:p text:style-name="Standard"><text:line-break/></text:p></draw:text-box></draw:frame><draw:frame draw:style-name="fr1" draw:name="Cadre20" text:anchor-type="as-char" svg:width="7.001cm" svg:height="2.101cm" draw:z-index="19"><draw:text-box><text:p text:style-name="Standard"><text:line-break/></text:p></draw:text-box></draw:frame><draw:frame draw:style-name="fr1" draw:name="Cadre21" text:anchor-type="as-char" svg:width="7.001cm" svg:height="2.101cm" draw:z-index="20"><draw:text-box><text:p text:style-name="Standard"><text:line-break/></text:p></draw:text-box></draw:frame></text:p>
      <text:p text:style-name="P1"><draw:frame draw:style-name="fr1" draw:name="Cadre22" text:anchor-type="as-char" svg:width="7.001cm" svg:height="2.101cm" draw:z-index="21"><draw:text-box><table:table table:name="Tableau17" table:style-name="Tableau17"><table:table-column table:style-name="Tableau17.A" table:number-columns-repeated="3"/><table:table-row><table:table-cell table:style-name="Tableau17.A1" office:value-type="string"><text:p text:style-name="P3">120k Ω</text:p></table:table-cell><table:table-cell table:style-name="Tableau17.B1" office:value-type="float" office:value="124"><text:p text:style-name="P2"><draw:frame draw:style-name="fr2" draw:name="graphics129" text:anchor-type="paragraph" svg:width="1.164cm" svg:height="0.462cm" draw:z-index="56"><draw:image xlink:href="Pictures/10000000000000490000001D437AC4AB.tif" xlink:type="simple" xlink:show="embed" xlink:actuate="onLoad"/></draw:frame>124</text:p></table:table-cell><table:table-cell table:style-name="Tableau17.A1" office:value-type="string"><text:p text:style-name="P2"><draw:frame draw:style-name="fr2" draw:name="graphics130" text:anchor-type="paragraph" svg:width="1.166cm" svg:height="0.462cm" draw:z-index="57"><draw:image xlink:href="Pictures/10000000000000490000001D4B78865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3" text:anchor-type="as-char" svg:width="7.001cm" svg:height="2.101cm" draw:z-index="22"><draw:text-box><table:table table:name="Tableau16" table:style-name="Tableau16"><table:table-column table:style-name="Tableau16.A" table:number-columns-repeated="3"/><table:table-row><table:table-cell table:style-name="Tableau16.A1" office:value-type="string"><text:p text:style-name="P3">270k Ω</text:p></table:table-cell><table:table-cell table:style-name="Tableau16.B1" office:value-type="float" office:value="274"><text:p text:style-name="P2"><draw:frame draw:style-name="fr2" draw:name="graphics131" text:anchor-type="paragraph" svg:width="1.169cm" svg:height="0.464cm" draw:z-index="58"><draw:image xlink:href="Pictures/10000000000000490000001DEFA22CAB.tif" xlink:type="simple" xlink:show="embed" xlink:actuate="onLoad"/></draw:frame>274</text:p></table:table-cell><table:table-cell table:style-name="Tableau16.A1" office:value-type="string"><text:p text:style-name="P2"><draw:frame draw:style-name="fr2" draw:name="graphics132" text:anchor-type="paragraph" svg:width="1.169cm" svg:height="0.464cm" draw:z-index="59"><draw:image xlink:href="Pictures/10000000000000490000001DE7A06E5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4" text:anchor-type="as-char" svg:width="7.001cm" svg:height="2.101cm" draw:z-index="23"><draw:text-box><table:table table:name="Tableau6" table:style-name="Tableau6"><table:table-column table:style-name="Tableau6.A" table:number-columns-repeated="3"/><table:table-row><table:table-cell table:style-name="Tableau6.A1" office:value-type="string"><text:p text:style-name="P3">390k Ω</text:p></table:table-cell><table:table-cell table:style-name="Tableau6.B1" office:value-type="float" office:value="394"><text:p text:style-name="P2"><draw:frame draw:style-name="fr2" draw:name="graphics133" text:anchor-type="paragraph" svg:width="1.171cm" svg:height="0.464cm" draw:z-index="60"><draw:image xlink:href="Pictures/10000000000000490000001DD58974F5.tif" xlink:type="simple" xlink:show="embed" xlink:actuate="onLoad"/></draw:frame>394</text:p></table:table-cell><table:table-cell table:style-name="Tableau6.A1" office:value-type="string"><text:p text:style-name="P2"><draw:frame draw:style-name="fr2" draw:name="graphics134" text:anchor-type="paragraph" svg:width="1.171cm" svg:height="0.464cm" draw:z-index="61"><draw:image xlink:href="Pictures/10000000000000490000001DDD8B360C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25" text:anchor-type="as-char" svg:width="7.001cm" svg:height="2.101cm" draw:z-index="24"><draw:text-box><text:p text:style-name="Standard"><text:line-break/></text:p></draw:text-box></draw:frame><draw:frame draw:style-name="fr1" draw:name="Cadre26" text:anchor-type="as-char" svg:width="7.001cm" svg:height="2.101cm" draw:z-index="25"><draw:text-box><text:p text:style-name="Standard"><text:line-break/></text:p></draw:text-box></draw:frame><draw:frame draw:style-name="fr1" draw:name="Cadre27" text:anchor-type="as-char" svg:width="7.001cm" svg:height="2.101cm" draw:z-index="26"><draw:text-box><text:p text:style-name="Standard"><text:line-break/></text:p></draw:text-box></draw:frame></text:p>
      <text:p text:style-name="P1"><draw:frame draw:style-name="fr1" draw:name="Cadre28" text:anchor-type="as-char" svg:width="7.001cm" svg:height="2.101cm" draw:z-index="27"><draw:text-box><table:table table:name="Tableau14" table:style-name="Tableau14"><table:table-column table:style-name="Tableau14.A" table:number-columns-repeated="3"/><table:table-row><table:table-cell table:style-name="Tableau14.A1" office:value-type="string"><text:p text:style-name="Table_20_Contents"/></table:table-cell><table:table-cell table:style-name="Tableau14.A1" office:value-type="string"><text:p text:style-name="Table_20_Contents"/></table:table-cell><table:table-cell table:style-name="Tableau14.A1" office:value-type="string"><text:p text:style-name="Table_20_Contents"/></table:table-cell></table:table-row></table:table><text:p text:style-name="Standard"><text:line-break/></text:p></draw:text-box></draw:frame><draw:frame draw:style-name="fr1" draw:name="Cadre29" text:anchor-type="as-char" svg:width="7.001cm" svg:height="2.101cm" draw:z-index="28"><draw:text-box><table:table table:name="Tableau15" table:style-name="Tableau15"><table:table-column table:style-name="Tableau15.A" table:number-columns-repeated="3"/><table:table-row><table:table-cell table:style-name="Tableau15.A1" office:value-type="string"><text:p text:style-name="Table_20_Contents"/></table:table-cell><table:table-cell table:style-name="Tableau15.A1" office:value-type="string"><text:p text:style-name="Table_20_Contents"/></table:table-cell><table:table-cell table:style-name="Tableau15.A1" office:value-type="string"><text:p text:style-name="Table_20_Contents"/></table:table-cell></table:table-row></table:table><text:p text:style-name="Standard"><text:line-break/></text:p></draw:text-box></draw:frame><draw:frame draw:style-name="fr1" draw:name="Cadre30" text:anchor-type="as-char" svg:width="7.001cm" svg:height="2.101cm" draw:z-index="29"><draw:text-box><table:table table:name="Tableau7" table:style-name="Tableau7"><table:table-column table:style-name="Tableau7.A" table:number-columns-repeated="3"/><table:table-row><table:table-cell table:style-name="Tableau7.A1" office:value-type="string"><text:p text:style-name="Table_20_Contents"/></table:table-cell><table:table-cell table:style-name="Tableau7.A1" office:value-type="string"><text:p text:style-name="Table_20_Contents"/></table:table-cell><table:table-cell table:style-name="Tableau7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31" text:anchor-type="as-char" svg:width="7.001cm" svg:height="2.101cm" draw:z-index="30"><draw:text-box><text:p text:style-name="Standard"><text:line-break/></text:p></draw:text-box></draw:frame><draw:frame draw:style-name="fr1" draw:name="Cadre32" text:anchor-type="as-char" svg:width="7.001cm" svg:height="2.101cm" draw:z-index="31"><draw:text-box><text:p text:style-name="Standard"><text:line-break/></text:p></draw:text-box></draw:frame><draw:frame draw:style-name="fr1" draw:name="Cadre33" text:anchor-type="as-char" svg:width="7.001cm" svg:height="2.101cm" draw:z-index="32"><draw:text-box><text:p text:style-name="Standard"><text:line-break/></text:p></draw:text-box></draw:frame></text:p>
      <text:p text:style-name="P1"><draw:frame draw:style-name="fr1" draw:name="Cadre34" text:anchor-type="as-char" svg:width="7.001cm" svg:height="2.101cm" draw:z-index="33"><draw:text-box><table:table table:name="Tableau13" table:style-name="Tableau13"><table:table-column table:style-name="Tableau13.A" table:number-columns-repeated="3"/><table:table-row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/table:table-row></table:table><text:p text:style-name="Standard"><text:line-break/></text:p></draw:text-box></draw:frame><draw:frame draw:style-name="fr1" draw:name="Cadre35" text:anchor-type="as-char" svg:width="7.001cm" svg:height="2.101cm" draw:z-index="34"><draw:text-box><table:table table:name="Tableau10" table:style-name="Tableau10"><table:table-column table:style-name="Tableau10.A" table:number-columns-repeated="3"/><table:table-row><table:table-cell table:style-name="Tableau10.A1" office:value-type="string"><text:p text:style-name="Table_20_Contents"/></table:table-cell><table:table-cell table:style-name="Tableau10.A1" office:value-type="string"><text:p text:style-name="Table_20_Contents"/></table:table-cell><table:table-cell table:style-name="Tableau10.A1" office:value-type="string"><text:p text:style-name="Table_20_Contents"/></table:table-cell></table:table-row></table:table><text:p text:style-name="Standard"><text:line-break/></text:p></draw:text-box></draw:frame><draw:frame draw:style-name="fr1" draw:name="Cadre36" text:anchor-type="as-char" svg:width="7.001cm" svg:height="2.101cm" draw:z-index="35"><draw:text-box><table:table table:name="Tableau8" table:style-name="Tableau8"><table:table-column table:style-name="Tableau8.A" table:number-columns-repeated="3"/><table:table-row><table:table-cell table:style-name="Tableau8.A1" office:value-type="string"><text:p text:style-name="Table_20_Contents"/></table:table-cell><table:table-cell table:style-name="Tableau8.A1" office:value-type="string"><text:p text:style-name="Table_20_Contents"/></table:table-cell><table:table-cell table:style-name="Tableau8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37" text:anchor-type="as-char" svg:width="7.001cm" svg:height="2.101cm" draw:z-index="36"><draw:text-box><text:p text:style-name="Standard"><text:line-break/></text:p></draw:text-box></draw:frame><draw:frame draw:style-name="fr1" draw:name="Cadre38" text:anchor-type="as-char" svg:width="7.001cm" svg:height="2.101cm" draw:z-index="37"><draw:text-box><text:p text:style-name="Standard"><text:line-break/></text:p></draw:text-box></draw:frame><draw:frame draw:style-name="fr1" draw:name="Cadre39" text:anchor-type="as-char" svg:width="7.001cm" svg:height="2.101cm" draw:z-index="38"><draw:text-box><text:p text:style-name="Standard"><text:line-break/></text:p></draw:text-box></draw:frame></text:p>
      <text:p text:style-name="P1"><draw:frame draw:style-name="fr1" draw:name="Cadre40" text:anchor-type="as-char" svg:width="7.001cm" svg:height="2.101cm" draw:z-index="39"><draw:text-box><table:table table:name="Tableau12" table:style-name="Tableau12"><table:table-column table:style-name="Tableau12.A" table:number-columns-repeated="3"/><table:table-row><table:table-cell table:style-name="Tableau12.A1" office:value-type="string"><text:p text:style-name="Table_20_Contents"/></table:table-cell><table:table-cell table:style-name="Tableau12.A1" office:value-type="string"><text:p text:style-name="Table_20_Contents"/></table:table-cell><table:table-cell table:style-name="Tableau12.A1" office:value-type="string"><text:p text:style-name="Table_20_Contents"/></table:table-cell></table:table-row></table:table><text:p text:style-name="Standard"><text:line-break/></text:p></draw:text-box></draw:frame><draw:frame draw:style-name="fr1" draw:name="Cadre41" text:anchor-type="as-char" svg:width="7.001cm" svg:height="2.101cm" draw:z-index="40"><draw:text-box><table:table table:name="Tableau11" table:style-name="Tableau11"><table:table-column table:style-name="Tableau11.A" table:number-columns-repeated="3"/><table:table-row><table:table-cell table:style-name="Tableau11.A1" office:value-type="string"><text:p text:style-name="Table_20_Contents"/></table:table-cell><table:table-cell table:style-name="Tableau11.A1" office:value-type="string"><text:p text:style-name="Table_20_Contents"/></table:table-cell><table:table-cell table:style-name="Tableau11.A1" office:value-type="string"><text:p text:style-name="Table_20_Contents"/></table:table-cell></table:table-row></table:table><text:p text:style-name="Standard"><text:line-break/></text:p></draw:text-box></draw:frame><draw:frame draw:style-name="fr1" draw:name="Cadre42" text:anchor-type="as-char" svg:width="7.001cm" svg:height="2.101cm" draw:z-index="41"><draw:text-box><table:table table:name="Tableau9" table:style-name="Tableau9"><table:table-column table:style-name="Tableau9.A" table:number-columns-repeated="3"/><table:table-row><table:table-cell table:style-name="Tableau9.A1" office:value-type="string"><text:p text:style-name="Table_20_Contents"/></table:table-cell><table:table-cell table:style-name="Tableau9.A1" office:value-type="string"><text:p text:style-name="Table_20_Contents"/></table:table-cell><table:table-cell table:style-name="Tableau9.A1" office:value-type="string"><text:p text:style-name="Table_20_Contents"/></table:table-cell></table:table-row></table:table><text:p text:style-name="Standard"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7.001cm" svg:height="2.101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452cm" style:num-format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FEILLANT</meta:initial-creator>
    <meta:creation-date>2016-11-24T09:23:48</meta:creation-date>
    <dc:date>2016-11-24T09:48:05</dc:date>
    <dc:creator>Thomas FEILLANT</dc:creator>
    <meta:editing-duration>PT2M27S</meta:editing-duration>
    <meta:editing-cycles>1</meta:editing-cycles>
    <meta:generator>OpenOffice/4.1.3$Unix OpenOffice.org_project/413m1$Build-9783</meta:generator>
    <meta:document-statistic meta:table-count="21" meta:image-count="22" meta:object-count="0" meta:page-count="1" meta:paragraph-count="78" meta:word-count="33" meta:character-count="178"/>
  </office:meta>
</office:document-meta>
</file>